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source-code-pro, 'Ubuntu Mono', 'DejaVu sans mono', Consolas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5af" officeooo:paragraph-rsid="0013d5af"/>
    </style:style>
    <style:style style:name="P2" style:family="paragraph" style:parent-style-name="Standard">
      <style:text-properties officeooo:rsid="0013dce8" officeooo:paragraph-rsid="0013dce8"/>
    </style:style>
    <style:style style:name="P3" style:family="paragraph" style:parent-style-name="Standard">
      <style:text-properties fo:font-weight="bold" officeooo:rsid="0013d5af" officeooo:paragraph-rsid="0013d5af" style:font-weight-asian="bold" style:font-weight-complex="bold"/>
    </style:style>
    <style:style style:name="P4" style:family="paragraph" style:parent-style-name="Standard">
      <style:text-properties fo:font-weight="bold" officeooo:rsid="0013d5af" officeooo:paragraph-rsid="001504fc" style:font-weight-asian="bold" style:font-weight-complex="bold"/>
    </style:style>
    <style:style style:name="P5" style:family="paragraph" style:parent-style-name="Standard">
      <style:text-properties fo:font-weight="bold" officeooo:rsid="0013dce8" officeooo:paragraph-rsid="0013dce8" style:font-weight-asian="bold" style:font-weight-complex="bold"/>
    </style:style>
    <style:style style:name="P6" style:family="paragraph" style:parent-style-name="Standard">
      <style:text-properties officeooo:rsid="0013dce8" officeooo:paragraph-rsid="0013dce8"/>
    </style:style>
    <style:style style:name="P7" style:family="paragraph" style:parent-style-name="Standard">
      <style:text-properties officeooo:rsid="001504fc" officeooo:paragraph-rsid="001504fc"/>
    </style:style>
    <style:style style:name="P8" style:family="paragraph" style:parent-style-name="Standard">
      <style:text-properties fo:font-weight="normal" officeooo:rsid="001504fc" officeooo:paragraph-rsid="001504fc" style:font-weight-asian="normal" style:font-weight-complex="normal"/>
    </style:style>
    <style:style style:name="P9" style:family="paragraph" style:parent-style-name="Standard">
      <style:text-properties fo:color="#a6b7c8" style:font-name="Menlo" fo:font-size="11.25pt" fo:font-weight="normal" officeooo:rsid="001504fc" officeooo:paragraph-rsid="001504fc" fo:background-color="#1e1e1e"/>
    </style:style>
    <style:style style:name="P10" style:family="paragraph" style:parent-style-name="Standard">
      <style:text-properties officeooo:rsid="0013d5af" officeooo:paragraph-rsid="0013d5af"/>
    </style:style>
    <style:style style:name="T1" style:family="text">
      <style:text-properties officeooo:rsid="0013dce8"/>
    </style:style>
    <style:style style:name="T2" style:family="text">
      <style:text-properties officeooo:rsid="001504f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 No. 1:</text:p>
      <text:p text:style-name="P1"/>
      <text:p text:style-name="P1">-<text:span text:style-name="T1">5%2 = -1</text:span></text:p>
      <text:p text:style-name="P2">5% -2 = 1</text:p>
      <text:p text:style-name="P1"/>
      <text:p text:style-name="P5">Question No. 2:</text:p>
      <text:p text:style-name="P2"/>
      <text:p text:style-name="P2">console.log(“A” - “B” + “2”);</text:p>
      <text:p text:style-name="P2">output:NaN2</text:p>
      <text:p text:style-name="P2"/>
      <text:p text:style-name="P7">console.log(“A”- “B”+2);</text:p>
      <text:p text:style-name="P7">output:NAN</text:p>
      <text:p text:style-name="P7"/>
      <text:p text:style-name="P7">console.log(1+- “1”+ “2”);</text:p>
      <text:p text:style-name="P7">output:02</text:p>
      <text:p text:style-name="P7"/>
      <text:p text:style-name="P7">console.log(1+ + “2” + “2”)</text:p>
      <text:p text:style-name="P7">output:32</text:p>
      <text:p text:style-name="P7"/>
      <text:p text:style-name="P7">console.log(1+ “2” + “2”);</text:p>
      <text:p text:style-name="P7">output:122</text:p>
      <text:p text:style-name="P9"/>
      <text:p text:style-name="P9"/>
      <text:p text:style-name="P4">Question No.<text:span text:style-name="T2">3</text:span>:</text:p>
      <text:p text:style-name="P4"/>
      <text:p text:style-name="P8">output :xyz</text:p>
      <text:p text:style-name="P2"/>
      <text:p text:style-name="P4">Question No.<text:span text:style-name="T2">4</text:span>:</text:p>
      <text:p text:style-name="P4"/>
      <text:p text:style-name="P8">output: undefined</text:p>
      <text:p text:style-name="P8"><text:tab/>5000$</text:p>
      <text:p text:style-name="P2"/>
      <text:p text:style-name="P1"><text:span text:style-name="T3"/></text:p>
      <text:p text:style-name="P1"><text:span text:style-name="T3">Question No.5:</text:span></text:p>
      <text:p text:style-name="P1"/>
      <text:p text:style-name="P1">output:</text:p>
      <text:p text:style-name="P1">NaN</text:p>
      <text:p text:style-name="P1"/>
      <text:p text:style-name="P1">Explanation:</text:p>
      <text:p text:style-name="P1">It will print NaN, because <text:s/>- is an mathematical operation. Which is not applicable on string.</text:p>
      <text:p text:style-name="P1">But if we use A+B then it will print “Hellollo” because + operation make concatination of string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source-code-pro, 'Ubuntu Mono', 'DejaVu sans mono', Consolas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0:44:03.420685581</meta:creation-date>
    <meta:editing-duration>PT10M8S</meta:editing-duration>
    <meta:editing-cycles>3</meta:editing-cycles>
    <meta:generator>LibreOffice/5.1.6.2$Linux_X86_64 LibreOffice_project/10m0$Build-2</meta:generator>
    <dc:date>2019-08-26T10:54:06.976114997</dc:date>
    <meta:document-statistic meta:table-count="0" meta:image-count="0" meta:object-count="0" meta:page-count="1" meta:paragraph-count="25" meta:word-count="84" meta:character-count="519" meta:non-whitespace-character-count="457"/>
  </office:meta>
</office:document-meta>
</file>